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116c79" officeooo:paragraph-rsid="0011dc43" style:font-size-asian="10pt" style:font-weight-asian="normal" style:font-size-complex="10pt" style:font-weight-complex="normal"/>
    </style:style>
    <style:style style:name="P2" style:family="paragraph" style:parent-style-name="Standard">
      <style:text-properties officeooo:rsid="00116c79" officeooo:paragraph-rsid="0011dc43"/>
    </style:style>
    <style:style style:name="P3" style:family="paragraph" style:parent-style-name="Standard">
      <style:text-properties officeooo:rsid="0011dc43" officeooo:paragraph-rsid="0012520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4eb22" officeooo:paragraph-rsid="0014eb22" style:font-size-asian="22pt" style:font-weight-asian="bold" style:font-size-complex="22pt" style:font-weight-complex="bold"/>
    </style:style>
    <style:style style:name="P5" style:family="paragraph" style:parent-style-name="Standard">
      <style:text-properties style:font-name="Liberation Sans" fo:font-size="11pt" officeooo:rsid="000effdf" officeooo:paragraph-rsid="000effdf" style:font-size-asian="11pt" style:font-size-complex="11pt"/>
    </style:style>
    <style:style style:name="P6" style:family="paragraph" style:parent-style-name="Standard">
      <style:text-properties style:font-name="Liberation Sans" fo:font-size="11pt" officeooo:rsid="000fd1bd" officeooo:paragraph-rsid="000fd1bd" style:font-size-asian="11pt" style:font-size-complex="11pt"/>
    </style:style>
    <style:style style:name="P7" style:family="paragraph" style:parent-style-name="Standard">
      <style:text-properties style:font-name="Liberation Sans" fo:font-size="11pt" officeooo:rsid="00116c79" officeooo:paragraph-rsid="00116c79" style:font-size-asian="11pt" style:font-size-complex="11pt"/>
    </style:style>
    <style:style style:name="P8" style:family="paragraph" style:parent-style-name="Standard">
      <style:text-properties style:font-name="Liberation Sans" fo:font-size="11pt" officeooo:rsid="0011dc43" officeooo:paragraph-rsid="0011dc43" style:font-size-asian="11pt" style:font-size-complex="11pt"/>
    </style:style>
    <style:style style:name="P9" style:family="paragraph" style:parent-style-name="Standard">
      <style:text-properties style:font-name="Liberation Sans" fo:font-size="11pt" officeooo:rsid="0012520d" officeooo:paragraph-rsid="0012520d" style:font-size-asian="11pt" style:font-size-complex="11pt"/>
    </style:style>
    <style:style style:name="P10" style:family="paragraph" style:parent-style-name="Standard">
      <style:text-properties style:font-name="Liberation Sans" fo:font-size="11pt" officeooo:rsid="00140deb" officeooo:paragraph-rsid="00140deb" style:font-size-asian="11pt" style:font-size-complex="11pt"/>
    </style:style>
    <style:style style:name="P11" style:family="paragraph" style:parent-style-name="Standard">
      <style:text-properties style:font-name="Liberation Sans" fo:font-size="11pt" fo:font-weight="bold" officeooo:rsid="000effdf" officeooo:paragraph-rsid="000effd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ans" fo:font-size="11pt" fo:font-weight="bold" officeooo:rsid="000effdf" officeooo:paragraph-rsid="000fd1b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Sans" fo:font-size="11pt" fo:font-weight="bold" officeooo:rsid="000effdf" officeooo:paragraph-rsid="00116c79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" fo:font-size="11pt" fo:font-weight="bold" officeooo:rsid="000effdf" officeooo:paragraph-rsid="0011dc43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ans" fo:font-size="11pt" fo:font-weight="bold" officeooo:rsid="000effdf" officeooo:paragraph-rsid="0012520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Liberation Sans" fo:font-size="11pt" fo:font-weight="bold" officeooo:rsid="000effdf" officeooo:paragraph-rsid="00140deb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Liberation Sans" fo:font-size="11pt" fo:font-weight="normal" officeooo:rsid="000effdf" officeooo:paragraph-rsid="000effdf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ans" fo:font-size="11pt" fo:font-weight="normal" officeooo:rsid="000fd1bd" officeooo:paragraph-rsid="000fd1bd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Sans" fo:font-size="11pt" fo:font-weight="normal" officeooo:rsid="000fd1bd" officeooo:paragraph-rsid="00116c79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Sans" fo:font-size="11pt" fo:font-weight="normal" officeooo:rsid="000fd1bd" officeooo:paragraph-rsid="0011dc43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Liberation Sans" fo:font-size="11pt" fo:font-weight="normal" officeooo:rsid="000fd1bd" officeooo:paragraph-rsid="0012520d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ans" fo:font-size="11pt" fo:font-weight="normal" officeooo:rsid="000fd1bd" officeooo:paragraph-rsid="00140deb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Liberation Sans" fo:font-size="11pt" fo:font-weight="normal" officeooo:rsid="00116c79" officeooo:paragraph-rsid="00116c79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Liberation Sans" fo:font-size="11pt" fo:font-weight="normal" officeooo:rsid="0011dc43" officeooo:paragraph-rsid="0011dc43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iberation Sans" fo:font-size="11pt" fo:font-weight="normal" officeooo:rsid="0012520d" officeooo:paragraph-rsid="0012520d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Liberation Sans" fo:font-size="11pt" fo:font-weight="normal" officeooo:rsid="00140deb" officeooo:paragraph-rsid="0012520d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iberation Sans" fo:font-size="11pt" fo:font-weight="normal" officeooo:rsid="00140deb" officeooo:paragraph-rsid="00140deb" style:font-size-asian="11pt" style:font-weight-asian="normal" style:font-size-complex="11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16c79" style:font-size-asian="10pt" style:font-size-complex="10pt"/>
    </style:style>
    <style:style style:name="T3" style:family="text">
      <style:text-properties fo:font-size="10pt" officeooo:rsid="0012520d" style:font-size-asian="10pt" style:font-size-complex="10pt"/>
    </style:style>
    <style:style style:name="T4" style:family="text">
      <style:text-properties fo:font-size="10pt" officeooo:rsid="00140deb" style:font-size-asian="10pt" style:font-size-complex="10pt"/>
    </style:style>
    <style:style style:name="T5" style:family="text">
      <style:text-properties officeooo:rsid="00116c79"/>
    </style:style>
    <style:style style:name="T6" style:family="text">
      <style:text-properties officeooo:rsid="0011dc43"/>
    </style:style>
    <style:style style:name="T7" style:family="text">
      <style:text-properties officeooo:rsid="0012520d"/>
    </style:style>
    <style:style style:name="T8" style:family="text">
      <style:text-properties officeooo:rsid="00140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сты к программам.</text:p>
      <text:p text:style-name="P5"/>
      <text:p text:style-name="P5">Программа 4. Страница 32, упражнение 2.7, №20</text:p>
      <text:p text:style-name="P11">входные данные:</text:p>
      <text:p text:style-name="P5">1 3 2 4 2 3 1 3</text:p>
      <text:p text:style-name="P11">выходные данные:</text:p>
      <text:p text:style-name="P5">1.41421 1 1</text:p>
      <text:p text:style-name="P5">1 1 0</text:p>
      <text:p text:style-name="P5">1.41421 1.41421 0</text:p>
      <text:p text:style-name="P5">1.41421 1 1</text:p>
      <text:p text:style-name="P5">sum= 2</text:p>
      <text:p text:style-name="P5"/>
      <text:p text:style-name="P5">Программа 10. Страница 48, упражнение IV, №20</text:p>
      <text:p text:style-name="P11">Входных данных нет.</text:p>
      <text:p text:style-name="P11">Выходные данные:</text:p>
      <text:p text:style-name="P5">2 2 2 2 2 2 2 2 2 2 </text:p>
      <text:p text:style-name="P5">3 4 5 6 7 8 9 10 11 12 </text:p>
      <text:p text:style-name="P5">2 2 2 2 2 2 2 2 2 </text:p>
      <text:p text:style-name="P5">2 3 4 5 6 7 8 9 10 </text:p>
      <text:p text:style-name="P5">2 2 2 2 2 2 2 2 </text:p>
      <text:p text:style-name="P5">1 2 3 4 5 6 7 8 </text:p>
      <text:p text:style-name="P5">2 2 2 2 2 2 2 </text:p>
      <text:p text:style-name="P5">0 1 2 3 4 5 6 </text:p>
      <text:p text:style-name="P5">2 2 2 2 2 2 </text:p>
      <text:p text:style-name="P5">-1 0 1 2 3 4 </text:p>
      <text:p text:style-name="P5">2 2 2 2 2 </text:p>
      <text:p text:style-name="P5">-2 -1 0 1 2 </text:p>
      <text:p text:style-name="P5">2 2 2 2 </text:p>
      <text:p text:style-name="P5">-3 -2 -1 0 </text:p>
      <text:p text:style-name="P5">2 2 2 </text:p>
      <text:p text:style-name="P5">-4 -3 -2 </text:p>
      <text:p text:style-name="P5">2 2 </text:p>
      <text:p text:style-name="P5">-5 -4 </text:p>
      <text:p text:style-name="P5">2 </text:p>
      <text:p text:style-name="P5">-6 </text:p>
      <text:p text:style-name="P5"/>
      <text:p text:style-name="P5">Программа 11. Страница 48, упражнение V , №20</text:p>
      <text:p text:style-name="P11">входные данные:</text:p>
      <text:p text:style-name="P5">-1.2 1 1 </text:p>
      <text:p text:style-name="P11">выходные данные:</text:p>
      <text:p text:style-name="P17">at x=-1.2 function is not defined</text:p>
      <text:p text:style-name="P17">x=-0.200 y=-0.076</text:p>
      <text:p text:style-name="P17">x=0.800 y=-1.481</text:p>
      <text:p text:style-name="P18"/>
      <text:p text:style-name="P18">Программа 12. Страница 49, упражнение VI , №20</text:p>
      <text:p text:style-name="P12">входные данные:</text:p>
      <text:p text:style-name="P6">1 2 0.3</text:p>
      <text:p text:style-name="P12">выходные данные:</text:p>
      <text:p text:style-name="P18">x= 1 sin(1)= 0.84147</text:p>
      <text:p text:style-name="P18">x= 1.30000 sin(1.30000)= 0.96356</text:p>
      <text:p text:style-name="P18">x= 1.60000 cos(1.60000)= -0.02920</text:p>
      <text:p text:style-name="P18">x= 1.90000 cos(1.90000)= -0.32329</text:p>
      <text:p text:style-name="P18">Программа 13. Страница 52, упражнение 4.2 , №20</text:p>
      <text:p text:style-name="P12">входные данные:</text:p>
      <text:p text:style-name="P6">5</text:p>
      <text:p text:style-name="P12">выходные данные:</text:p>
      <text:p text:style-name="P18"><text:soft-page-break/>b1=1 b2=5 b3=4 b4=13 b5=9 </text:p>
      <text:p text:style-name="P18"/>
      <text:p text:style-name="P18">Программа 14. Страница 59, упражнение I, №20</text:p>
      <text:p text:style-name="P12">входные данные:</text:p>
      <text:p text:style-name="P6">1 2</text:p>
      <text:p text:style-name="P12">выходные данные:</text:p>
      <text:p text:style-name="P18">0.909297</text:p>
      <text:p text:style-name="P18"/>
      <text:p text:style-name="P18">Программа 15. Страница 60, упражнение II, №20</text:p>
      <text:p text:style-name="P12">входные данные:</text:p>
      <text:p text:style-name="P6">1 3</text:p>
      <text:p text:style-name="P12">выходные данные:</text:p>
      <text:p text:style-name="P18">1-st= 5.5 </text:p>
      <text:p text:style-name="P18">product=5.50</text:p>
      <text:p text:style-name="P18"/>
      <text:p text:style-name="P18">Программа 16. Страница 60, упражнение III, №20</text:p>
      <text:p text:style-name="P12">входные данные:</text:p>
      <text:p text:style-name="P6">0.1</text:p>
      <text:p text:style-name="P12">выходные данные:</text:p>
      <text:p text:style-name="P18">0.57735</text:p>
      <text:p text:style-name="P18">0.333333</text:p>
      <text:p text:style-name="P18">0.19245</text:p>
      <text:p text:style-name="P18">0.111111</text:p>
      <text:p text:style-name="P18">sum=1.21</text:p>
      <text:p text:style-name="P18"/>
      <text:p text:style-name="P18">Программа 17. Страница 62, упражнение III , №20</text:p>
      <text:p text:style-name="P12">входные данные:</text:p>
      <text:p text:style-name="P6">0.1</text:p>
      <text:p text:style-name="P12">выходные данные:</text:p>
      <text:p text:style-name="P18">0.57735</text:p>
      <text:p text:style-name="P18">0.333333</text:p>
      <text:p text:style-name="P18">0.19245</text:p>
      <text:p text:style-name="P18">0.111111</text:p>
      <text:p text:style-name="P18">sum=1.21</text:p>
      <text:p text:style-name="P18"/>
      <text:p text:style-name="P18">Программа 18. Страница 88, упражнение I , №20, одномерный</text:p>
      <text:p text:style-name="P12">входные данные:</text:p>
      <text:p text:style-name="P6">4</text:p>
      <text:p text:style-name="P6">1 -2 3 4</text:p>
      <text:p text:style-name="P12">выходные данные:</text:p>
      <text:p text:style-name="P18">4</text:p>
      <text:p text:style-name="P18"/>
      <text:p text:style-name="P18">Программа 19. Страница 88, упражнение I, №20, двумерный</text:p>
      <text:p text:style-name="P12">входные данные:</text:p>
      <text:p text:style-name="P7">2 2</text:p>
      <text:p text:style-name="P7">1 2 3 2</text:p>
      <text:p text:style-name="P12">выходные данные:</text:p>
      <text:p text:style-name="P23">1 2</text:p>
      <text:p text:style-name="P23">3 2</text:p>
      <text:p text:style-name="P23">element [2][2]=2 </text:p>
      <text:p text:style-name="P18"/>
      <text:p text:style-name="P19">Программа <text:span text:style-name="T5">20</text:span>. Страница 8<text:span text:style-name="T5">9</text:span>, упражнение <text:span text:style-name="T5">I</text:span>I, №20</text:p>
      <text:p text:style-name="P13">входные данные:</text:p>
      <text:p text:style-name="P7">5</text:p>
      <text:p text:style-name="P7">1</text:p>
      <text:p text:style-name="P7">2</text:p>
      <text:p text:style-name="P7">3</text:p>
      <text:p text:style-name="P7"><text:soft-page-break/>2</text:p>
      <text:p text:style-name="P7">1</text:p>
      <text:p text:style-name="P13">выходные данные:</text:p>
      <text:p text:style-name="P23">sum=2</text:p>
      <text:p text:style-name="P23"/>
      <text:p text:style-name="P19">Программа <text:span text:style-name="T5">22</text:span>. Страница <text:span text:style-name="T5">91</text:span>, упражнение <text:span text:style-name="T5">VI,</text:span> №20</text:p>
      <text:p text:style-name="P13">входные данные:</text:p>
      <text:p text:style-name="P7">2</text:p>
      <text:p text:style-name="P7">1</text:p>
      <text:p text:style-name="P7">2</text:p>
      <text:p text:style-name="P7">3</text:p>
      <text:p text:style-name="P7">2</text:p>
      <text:p text:style-name="P13">выходные данные:</text:p>
      <text:p text:style-name="P23">1 <text:tab/>2 <text:tab/></text:p>
      <text:p text:style-name="P23">3 <text:tab/>2 <text:tab/></text:p>
      <text:p text:style-name="P23">Первая <text:span text:style-name="T6">п</text:span>ара равных элементов в столбце 2 это элементы с индексами: 1 2</text:p>
      <text:p text:style-name="P23"/>
      <text:p text:style-name="P20">Программа <text:span text:style-name="T5">23</text:span>. Страница <text:span text:style-name="T5">91</text:span>, упражнение <text:span text:style-name="T5">V,</text:span> №20</text:p>
      <text:p text:style-name="P14">входные данные:</text:p>
      <text:p text:style-name="P8">4</text:p>
      <text:p text:style-name="P8">5</text:p>
      <text:p text:style-name="P8">1</text:p>
      <text:p text:style-name="P8">-1</text:p>
      <text:p text:style-name="P8">2</text:p>
      <text:p text:style-name="P8">-3</text:p>
      <text:p text:style-name="P14">выходные данные:</text:p>
      <text:p text:style-name="P24">1 5 -1 5 2 5 -3</text:p>
      <text:p text:style-name="P24"/>
      <text:p text:style-name="P21">Программа <text:span text:style-name="T5">25</text:span>. <text:s/><text:span text:style-name="T7">Страница 25. </text:span>упражнение <text:span text:style-name="T7">II</text:span> №<text:span text:style-name="T7">19</text:span></text:p>
      <text:p text:style-name="P15">входные данные:</text:p>
      <text:p text:style-name="P9">Программа</text:p>
      <text:p text:style-name="P15">выходные данные:</text:p>
      <text:p text:style-name="P25">ргамамроП</text:p>
      <text:p text:style-name="P26"/>
      <text:p text:style-name="P22">Программа <text:span text:style-name="T5">28</text:span>. <text:s/><text:span text:style-name="T8">Страница 68, задание II, задача 20</text:span></text:p>
      <text:p text:style-name="P16">входные данные<text:span text:style-name="T8">(in file).</text:span></text:p>
      <text:p text:style-name="P10">John K Gramm 4 411 21</text:p>
      <text:p text:style-name="P10">Bill J Smith 3 313 18</text:p>
      <text:p text:style-name="P10">Sara Z Ketty 2 211 13</text:p>
      <text:p text:style-name="P10">Kitt К Potter 4 461 13</text:p>
      <text:p text:style-name="P16">выходные данные<text:span text:style-name="T8">(outfile)</text:span>:</text:p>
      <text:p text:style-name="P27">Таблица студентов,которые набрали достаточное количество баллов.</text:p>
      <text:p text:style-name="P27">№<text:tab/>имя<text:tab/><text:tab/><text:tab/><text:tab/>курс<text:tab/>группа<text:tab/>результат</text:p>
      <text:p text:style-name="P27">1<text:tab/>JohnKGramm<text:tab/><text:tab/><text:tab/>4<text:tab/>411<text:tab/>21</text:p>
      <text:p text:style-name="P27">2<text:tab/>BillJSmith<text:tab/><text:tab/><text:tab/>3<text:tab/>313<text:tab/>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arov </meta:initial-creator>
    <meta:creation-date>2015-01-18T23:07:43.042602244</meta:creation-date>
    <dc:date>2015-01-18T23:51:48.193465143</dc:date>
    <dc:creator>asharov </dc:creator>
    <meta:editing-duration>PT44M3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3" meta:paragraph-count="143" meta:word-count="486" meta:character-count="2340" meta:non-whitespace-character-count="1958"/>
  </office:meta>
</office:document-meta>
</file>